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852" officeooo:paragraph-rsid="001d9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nse de steeve </text:p>
      <text:p text:style-name="P1"/>
      <text:p text:style-name="P1"/>
      <text:p text:style-name="P1"/>
      <text:p text:style-name="P1">Salut ,</text:p>
      <text:p text:style-name="P1"/>
      <text:p text:style-name="P1"/>
      <text:p text:style-name="P1">Oui je peut comprendre , « security first » ! C’est vrai que même nous on pâti de ce manque de formation ,il y a des collaborateurs qui intègre des infos erronées que nous devons contrôler ,modifier a longueur de journée et ça peut peser sur notre quotidien.On en arrive parfois a remettre en cause la pertinence du SI .</text:p>
      <text:p text:style-name="P1">Au final ,une formation ,qui nous amènera des bonnes pratiques au quotidien tout en ayant a l’esprit que la sécurité prime ,c’est pour le bien de tous !</text:p>
      <text:p text:style-name="P1"/>
      <text:p text:style-name="P1">J’ai d’autre dossiers a traiter avant d’utiliser ZEFYR ,je vais en profiter pour prendre de l’avance .</text:p>
      <text:p text:style-name="P1">j’attend donc ma convocation a la formation avant de poursuivre mon activités .</text:p>
      <text:p text:style-name="P1"/>
      <text:p text:style-name="P1">Merci a toi </text:p>
      <text:p text:style-name="P1">Stee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8:14:24.285649207</meta:creation-date>
    <dc:date>2024-03-20T08:21:09.747718020</dc:date>
    <meta:editing-duration>PT6M46S</meta:editing-duration>
    <meta:editing-cycles>1</meta:editing-cycles>
    <meta:document-statistic meta:table-count="0" meta:image-count="0" meta:object-count="0" meta:page-count="1" meta:paragraph-count="8" meta:word-count="127" meta:character-count="696" meta:non-whitespace-character-count="575"/>
    <meta:generator>LibreOffice/7.3.7.2$Linux_X86_64 LibreOffice_project/30$Build-2</meta:generator>
  </office:meta>
</office:document-meta>
</file>